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bcc0d" officeooo:paragraph-rsid="000bcc0d" style:font-size-asian="10.5pt"/>
    </style:style>
    <style:style style:name="P2" style:family="paragraph" style:parent-style-name="Standard">
      <style:text-properties fo:language="fr" fo:country="FR" officeooo:rsid="000bcc0d" officeooo:paragraph-rsid="00115899" style:font-size-asian="10.5pt"/>
    </style:style>
    <style:style style:name="P3" style:family="paragraph" style:parent-style-name="Standard">
      <style:text-properties fo:font-size="16pt" fo:language="fr" fo:country="FR" officeooo:rsid="000bcc0d" officeooo:paragraph-rsid="000bcc0d" style:font-size-asian="16pt" style:font-size-complex="16pt"/>
    </style:style>
    <style:style style:name="P4" style:family="paragraph" style:parent-style-name="Standard">
      <style:text-properties fo:font-size="16pt" fo:language="fr" fo:country="FR" officeooo:rsid="000bcc0d" officeooo:paragraph-rsid="00115899" style:font-size-asian="16pt" style:font-size-complex="16pt"/>
    </style:style>
    <style:style style:name="P5" style:family="paragraph" style:parent-style-name="Standard">
      <style:text-properties fo:font-size="16pt" fo:language="fr" fo:country="FR" officeooo:rsid="00111767" officeooo:paragraph-rsid="00111767" style:font-size-asian="16pt" style:font-size-complex="16pt"/>
    </style:style>
    <style:style style:name="P6" style:family="paragraph" style:parent-style-name="Standard">
      <style:text-properties fo:font-size="16pt" fo:language="fr" fo:country="FR" officeooo:rsid="00111767" officeooo:paragraph-rsid="00115899" style:font-size-asian="16pt" style:font-size-complex="16pt"/>
    </style:style>
    <style:style style:name="P7" style:family="paragraph" style:parent-style-name="Standard">
      <style:text-properties style:font-name="FreeMono" fo:font-size="16pt" fo:language="fr" fo:country="FR" officeooo:rsid="00111767" officeooo:paragraph-rsid="00111767" style:font-size-asian="16pt" style:font-size-complex="16pt"/>
    </style:style>
    <style:style style:name="P8" style:family="paragraph" style:parent-style-name="Standard">
      <style:text-properties style:font-name="FreeMono" fo:font-size="16pt" fo:language="fr" fo:country="FR" officeooo:rsid="00111767" officeooo:paragraph-rsid="00115899" style:font-size-asian="16pt" style:font-size-complex="16pt"/>
    </style:style>
    <style:style style:name="P9" style:family="paragraph" style:parent-style-name="Standard">
      <style:text-properties style:font-name="FreeMono" fo:language="fr" fo:country="FR" officeooo:rsid="00111767" officeooo:paragraph-rsid="00111767" fo:background-color="#b2b2b2" style:font-size-asian="10.5pt"/>
    </style:style>
    <style:style style:name="P10" style:family="paragraph" style:parent-style-name="Standard">
      <style:text-properties style:font-name="FreeMono" fo:language="fr" fo:country="FR" officeooo:rsid="00111767" officeooo:paragraph-rsid="00111767" fo:background-color="#dddddd" style:font-size-asian="10.5pt"/>
    </style:style>
    <style:style style:name="P11" style:family="paragraph" style:parent-style-name="Standard">
      <style:text-properties style:font-name="FreeMono" fo:language="fr" fo:country="FR" officeooo:rsid="00111767" officeooo:paragraph-rsid="00115899" fo:background-color="#dddddd" style:font-size-asian="10.5pt"/>
    </style:style>
    <style:style style:name="P12" style:family="paragraph" style:parent-style-name="Standard">
      <style:text-properties style:font-name="FreeMono" fo:language="fr" fo:country="FR" officeooo:rsid="00115899" officeooo:paragraph-rsid="00115899" fo:background-color="#dddddd" style:font-size-asian="10.5pt"/>
    </style:style>
    <style:style style:name="P13" style:family="paragraph" style:parent-style-name="Standard">
      <style:text-properties style:font-name="Liberation Serif" fo:font-size="16pt" fo:language="fr" fo:country="FR" officeooo:rsid="0012736b" officeooo:paragraph-rsid="0012736b" style:font-size-asian="16pt" style:font-size-complex="16pt"/>
    </style:style>
    <style:style style:name="P14" style:family="paragraph" style:parent-style-name="Standard" style:master-page-name="">
      <style:paragraph-properties fo:margin-left="0.25in" fo:margin-right="0in" fo:text-indent="0in" style:auto-text-indent="false" style:page-number="auto"/>
      <style:text-properties fo:font-size="16pt" fo:language="fr" fo:country="FR" officeooo:rsid="000bcc0d" officeooo:paragraph-rsid="00115899" style:font-size-asian="16pt" style:font-size-complex="16pt"/>
    </style:style>
    <style:style style:name="P15" style:family="paragraph" style:parent-style-name="Standard">
      <style:paragraph-properties fo:margin-left="0.25in" fo:margin-right="0in" fo:text-indent="0in" style:auto-text-indent="false"/>
      <style:text-properties style:font-name="Liberation Serif" fo:font-size="16pt" fo:language="fr" fo:country="FR" officeooo:rsid="000bcc0d" officeooo:paragraph-rsid="0012736b" fo:background-color="transparent" style:font-size-asian="16pt" style:font-size-complex="16pt"/>
    </style:style>
    <style:style style:name="P16" style:family="paragraph" style:parent-style-name="Standard" style:master-page-name="">
      <style:paragraph-properties fo:margin-left="0.25in" fo:margin-right="0in" fo:text-indent="-0.25in" style:auto-text-indent="false" style:page-number="auto"/>
      <style:text-properties style:font-name="Liberation Serif" fo:font-size="16pt" fo:language="fr" fo:country="FR" officeooo:rsid="0014e2e7" officeooo:paragraph-rsid="0014e2e7" fo:background-color="transparent" style:font-size-asian="16pt" style:font-size-complex="16pt"/>
    </style:style>
    <style:style style:name="P17" style:family="paragraph" style:parent-style-name="Standard" style:master-page-name="">
      <style:paragraph-properties style:page-number="auto"/>
      <style:text-properties fo:font-size="16pt" fo:language="fr" fo:country="FR" officeooo:rsid="00111767" officeooo:paragraph-rsid="00111767" style:font-size-asian="16pt" style:font-size-complex="16pt"/>
    </style:style>
    <style:style style:name="P18" style:family="paragraph" style:parent-style-name="Standard">
      <style:text-properties style:font-name="FreeMono" fo:font-size="16pt" fo:language="fr" fo:country="FR" officeooo:rsid="00111767" officeooo:paragraph-rsid="0014e2e7" style:font-size-asian="16pt" style:font-size-complex="16pt"/>
    </style:style>
    <style:style style:name="P19" style:family="paragraph" style:parent-style-name="Standard">
      <style:text-properties style:font-name="FreeMono" fo:language="fr" fo:country="FR" officeooo:rsid="00111767" officeooo:paragraph-rsid="0014e2e7" fo:background-color="#dddddd" style:font-size-asian="10.5pt"/>
    </style:style>
    <style:style style:name="P20" style:family="paragraph" style:parent-style-name="Standard">
      <style:text-properties style:font-name="FreeMono" fo:language="fr" fo:country="FR" officeooo:rsid="0014e2e7" officeooo:paragraph-rsid="0014e2e7" fo:background-color="#dddddd" style:font-size-asian="10.5pt"/>
    </style:style>
    <style:style style:name="P21" style:family="paragraph" style:parent-style-name="Standard">
      <style:text-properties style:font-name="FreeMono" fo:language="fr" fo:country="FR" officeooo:rsid="00111767" officeooo:paragraph-rsid="00111767" fo:background-color="#b2b2b2" style:font-size-asian="10.5pt"/>
    </style:style>
    <style:style style:name="P22" style:family="paragraph" style:parent-style-name="Standard">
      <style:text-properties style:font-name="FreeMono" fo:language="fr" fo:country="FR" officeooo:rsid="00111767" officeooo:paragraph-rsid="0014e2e7" fo:background-color="#b2b2b2" style:font-size-asian="10.5pt"/>
    </style:style>
    <style:style style:name="P23" style:family="paragraph" style:parent-style-name="Standard">
      <style:text-properties fo:font-size="16pt" fo:language="fr" fo:country="FR" officeooo:rsid="00111767" officeooo:paragraph-rsid="0014e2e7" style:font-size-asian="16pt" style:font-size-complex="16pt"/>
    </style:style>
    <style:style style:name="P24" style:family="paragraph" style:parent-style-name="Standard">
      <style:text-properties fo:font-size="16pt" fo:language="fr" fo:country="FR" officeooo:rsid="000bcc0d" officeooo:paragraph-rsid="0014e2e7" style:font-size-asian="16pt" style:font-size-complex="16pt"/>
    </style:style>
    <style:style style:name="P25" style:family="paragraph" style:parent-style-name="Standard">
      <style:text-properties fo:language="fr" fo:country="FR" officeooo:rsid="000bcc0d" officeooo:paragraph-rsid="0014e2e7" style:font-size-asian="10.5pt"/>
    </style:style>
    <style:style style:name="P26" style:family="paragraph" style:parent-style-name="Standard" style:master-page-name="">
      <style:paragraph-properties fo:margin-left="0.25in" fo:margin-right="0in" fo:text-indent="0in" style:auto-text-indent="false" style:page-number="auto"/>
      <style:text-properties fo:font-size="16pt" fo:language="fr" fo:country="FR" officeooo:rsid="000bcc0d" officeooo:paragraph-rsid="0014e2e7" style:font-size-asian="16pt" style:font-size-complex="16pt"/>
    </style:style>
    <style:style style:name="P27" style:family="paragraph" style:parent-style-name="Standard" style:master-page-name="">
      <style:paragraph-properties style:page-number="auto"/>
      <style:text-properties fo:font-size="16pt" fo:language="fr" fo:country="FR" officeooo:rsid="00111767" officeooo:paragraph-rsid="0014e2e7" style:font-size-asian="16pt" style:font-size-complex="16pt"/>
    </style:style>
    <style:style style:name="P28" style:family="paragraph" style:parent-style-name="Standard">
      <style:paragraph-properties fo:background-color="transparent">
        <style:background-image/>
      </style:paragraph-properties>
      <style:text-properties style:font-name="FreeMono" fo:language="fr" fo:country="FR" officeooo:rsid="0014e2e7" officeooo:paragraph-rsid="0014e2e7" fo:background-color="transparent" style:font-size-asian="10.5pt"/>
    </style:style>
    <style:style style:name="P29" style:family="paragraph" style:parent-style-name="Standard" style:master-page-name="">
      <style:paragraph-properties style:page-number="auto"/>
      <style:text-properties style:font-name="Liberation Serif" fo:font-size="16pt" fo:language="fr" fo:country="FR" officeooo:rsid="0014e2e7" officeooo:paragraph-rsid="0014e2e7" fo:background-color="transparent" style:font-size-asian="16pt" style:font-size-complex="16pt"/>
    </style:style>
    <style:style style:name="T1" style:family="text">
      <style:text-properties officeooo:rsid="00111767"/>
    </style:style>
    <style:style style:name="T2" style:family="text">
      <style:text-properties fo:color="#9900ff"/>
    </style:style>
    <style:style style:name="T3" style:family="text">
      <style:text-properties fo:color="#0000ff"/>
    </style:style>
    <style:style style:name="T4" style:family="text">
      <style:text-properties fo:color="#801900"/>
    </style:style>
    <style:style style:name="T5" style:family="text">
      <style:text-properties officeooo:rsid="00115899"/>
    </style:style>
    <style:style style:name="T6" style:family="text">
      <style:text-properties style:font-name="FreeMono" officeooo:rsid="00111767"/>
    </style:style>
    <style:style style:name="T7" style:family="text">
      <style:text-properties fo:font-weight="normal" officeooo:rsid="0012736b" style:font-weight-asian="normal" style:font-weight-complex="normal"/>
    </style:style>
    <style:style style:name="T8" style:family="text">
      <style:text-properties fo:font-weight="normal" officeooo:rsid="00146e41" style:font-weight-asian="normal" style:font-weight-complex="normal"/>
    </style:style>
    <style:style style:name="T9" style:family="text">
      <style:text-properties officeooo:rsid="0012736b"/>
    </style:style>
    <style:style style:name="T10" style:family="text">
      <style:text-properties fo:font-style="italic" officeooo:rsid="0012736b" style:font-style-asian="italic" style:font-style-complex="italic"/>
    </style:style>
    <style:style style:name="T11" style:family="text">
      <style:text-properties fo:font-style="italic" fo:font-weight="bold" officeooo:rsid="0012736b" style:font-style-asian="italic" style:font-weight-asian="bold" style:font-style-complex="italic" style:font-weight-complex="bold"/>
    </style:style>
    <style:style style:name="T12" style:family="text">
      <style:text-properties fo:font-size="16pt" style:font-size-complex="16pt"/>
    </style:style>
    <style:style style:name="T13" style:family="text">
      <style:text-properties fo:font-size="16pt" officeooo:rsid="0012736b" style:font-size-complex="16pt"/>
    </style:style>
    <style:style style:name="T14" style:family="text">
      <style:text-properties fo:font-size="16pt" officeooo:rsid="00111767" style:font-size-complex="16pt"/>
    </style:style>
    <style:style style:name="T15" style:family="text">
      <style:text-properties fo:font-size="16pt" fo:font-style="italic" fo:font-weight="bold" style:font-style-asian="italic" style:font-weight-asian="bold" style:font-size-complex="16pt" style:font-style-complex="italic" style:font-weight-complex="bold"/>
    </style:style>
    <style:style style:name="T16" style:family="text">
      <style:text-properties officeooo:rsid="0014e2e7"/>
    </style:style>
    <style:style style:name="T17" style:family="text">
      <style:text-properties fo:color="#000000" officeooo:rsid="0014e2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6">1- </text:span>On suppose disposer de la fonction :</text:p>
      <text:p text:style-name="P5"/>
      <text:p text:style-name="P7"><text:span text:style-name="T2">function</text:span> etoile(nomb,<text:span text:style-name="T16">char</text:span>) { </text:p>
      <text:p text:style-name="P7"><text:s text:c="2"/><text:span text:style-name="T3">var</text:span> ets = <text:span text:style-name="T4">""</text:span>; </text:p>
      <text:p text:style-name="P7"><text:s text:c="2"/><text:span text:style-name="T3">for</text:span>(<text:span text:style-name="T3">var</text:span> i = 1; i &lt;= nomb; i++){ </text:p>
      <text:p text:style-name="P18"><text:s text:c="2"/><text:tab/>ets += <text:span text:style-name="T17">char</text:span>; </text:p>
      <text:p text:style-name="P7"><text:s text:c="2"/>} </text:p>
      <text:p text:style-name="P7"><text:s text:c="2"/><text:span text:style-name="T3">return</text:span> ets; </text:p>
      <text:p text:style-name="P7">}</text:p>
      <text:p text:style-name="P3"/>
      <text:p text:style-name="P14"><text:span text:style-name="T5">En utilisant la fonction </text:span><text:span text:style-name="T6">etoile, </text:span><text:span text:style-name="T5">é</text:span>crire un algorithme <text:span text:style-name="T1">affichant le text suivant :</text:span> </text:p>
      <text:p text:style-name="P1"/>
      <text:p text:style-name="P19"><text:span text:style-name="T16">++++++ <text:s text:c="20"/></text:span></text:p>
      <text:p text:style-name="P19"><text:span text:style-name="T16">+++++++ <text:s text:c="19"/></text:span></text:p>
      <text:p text:style-name="P19"><text:span text:style-name="T16">++++++++ <text:s text:c="18"/></text:span></text:p>
      <text:p text:style-name="P19"><text:span text:style-name="T16">+++++++++ <text:s text:c="17"/></text:span></text:p>
      <text:p text:style-name="P19"><text:span text:style-name="T16">++++++++++ <text:s text:c="16"/></text:span></text:p>
      <text:p text:style-name="P19"><text:span text:style-name="T16">+++++++++++ <text:s text:c="15"/></text:span></text:p>
      <text:p text:style-name="P19"><text:span text:style-name="T16">++++++++++++ <text:s text:c="14"/></text:span></text:p>
      <text:p text:style-name="P19"><text:span text:style-name="T16">+++++++++++++ <text:s text:c="13"/></text:span></text:p>
      <text:p text:style-name="P19"><text:span text:style-name="T16">++++++++++++++</text:span> <text:s text:c="12"/></text:p>
      <text:p text:style-name="P9"/>
      <text:p text:style-name="P9"/>
      <text:p text:style-name="P28"/>
      <text:p text:style-name="P29">2- Exercice 26 (livret de TD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7"><text:soft-page-break/><text:span text:style-name="T16">1- </text:span>On suppose disposer de la fonction :</text:p>
      <text:p text:style-name="P23"/>
      <text:p text:style-name="P18"><text:span text:style-name="T2">function</text:span> etoile(nomb,<text:span text:style-name="T16">char</text:span>) { </text:p>
      <text:p text:style-name="P18"><text:s text:c="2"/><text:span text:style-name="T3">var</text:span> ets = <text:span text:style-name="T4">""</text:span>; </text:p>
      <text:p text:style-name="P18"><text:s text:c="2"/><text:span text:style-name="T3">for</text:span>(<text:span text:style-name="T3">var</text:span> i = 1; i &lt;= nomb; i++){ </text:p>
      <text:p text:style-name="P18"><text:s text:c="2"/><text:tab/>ets += <text:span text:style-name="T17">char</text:span>; </text:p>
      <text:p text:style-name="P18"><text:s text:c="2"/>} </text:p>
      <text:p text:style-name="P18"><text:s text:c="2"/><text:span text:style-name="T3">return</text:span> ets; </text:p>
      <text:p text:style-name="P18">}</text:p>
      <text:p text:style-name="P24"/>
      <text:p text:style-name="P26"><text:span text:style-name="T5">En utilisant la fonction </text:span><text:span text:style-name="T6">etoile, </text:span><text:span text:style-name="T5">é</text:span>crire un algorithme <text:span text:style-name="T1">affichant le text suivant :</text:span> </text:p>
      <text:p text:style-name="P25"/>
      <text:p text:style-name="P20">+++++++++++++++ <text:s text:c="13"/></text:p>
      <text:p text:style-name="P20">++++++++++++++ <text:s text:c="14"/></text:p>
      <text:p text:style-name="P20">+++++++++++++ <text:s text:c="15"/></text:p>
      <text:p text:style-name="P20">++++++++++++ <text:s text:c="16"/></text:p>
      <text:p text:style-name="P20">+++++++++++ <text:s text:c="17"/></text:p>
      <text:p text:style-name="P20">++++++++++ <text:s text:c="18"/></text:p>
      <text:p text:style-name="P20">+++++++++ <text:s text:c="19"/></text:p>
      <text:p text:style-name="P20">++++++++ <text:s text:c="20"/></text:p>
      <text:p text:style-name="P20">+++++++ <text:s text:c="21"/></text:p>
      <text:p text:style-name="P20">++++++ <text:s text:c="22"/></text:p>
      <text:p text:style-name="P22"/>
      <text:p text:style-name="P22"/>
      <text:p text:style-name="P16"><text:span text:style-name="T12">2- Exercice 26 (livret de TD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5:57:01.394494829</meta:creation-date>
    <dc:date>2015-03-06T14:12:44.699190392</dc:date>
    <meta:editing-duration>PT55M9S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2" meta:paragraph-count="39" meta:word-count="117" meta:character-count="1061" meta:non-whitespace-character-count="609"/>
  </office:meta>
</office:document-meta>
</file>